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paragraph-rsid="0012aa23"/>
    </style:style>
    <style:style style:name="P2" style:family="paragraph" style:parent-style-name="Standard">
      <style:text-properties officeooo:rsid="0012aa23" officeooo:paragraph-rsid="0012aa23"/>
    </style:style>
    <style:style style:name="P3" style:family="paragraph" style:parent-style-name="Standard">
      <style:paragraph-properties fo:text-align="center" style:justify-single-word="false"/>
      <style:text-properties officeooo:rsid="0012aa23" officeooo:paragraph-rsid="0012aa23"/>
    </style:style>
    <style:style style:name="P4" style:family="paragraph" style:parent-style-name="Standard">
      <style:text-properties officeooo:rsid="0012aa23" officeooo:paragraph-rsid="00159ac4"/>
    </style:style>
    <style:style style:name="P5" style:family="paragraph" style:parent-style-name="Standard">
      <style:text-properties fo:font-style="italic" officeooo:rsid="0012aa23" officeooo:paragraph-rsid="0012aa23" style:font-style-asian="italic" style:font-style-complex="italic"/>
    </style:style>
    <style:style style:name="P6" style:family="paragraph" style:parent-style-name="Standard">
      <style:text-properties officeooo:rsid="0013317e" officeooo:paragraph-rsid="0013317e"/>
    </style:style>
    <style:style style:name="P7" style:family="paragraph" style:parent-style-name="Standard">
      <style:text-properties officeooo:rsid="001457c0" officeooo:paragraph-rsid="001457c0"/>
    </style:style>
    <style:style style:name="P8" style:family="paragraph" style:parent-style-name="Standard">
      <style:text-properties officeooo:rsid="001457c0" officeooo:paragraph-rsid="0015334a"/>
    </style:style>
    <style:style style:name="P9" style:family="paragraph" style:parent-style-name="Standard">
      <style:text-properties officeooo:rsid="0015334a" officeooo:paragraph-rsid="0015334a"/>
    </style:style>
    <style:style style:name="T1" style:family="text">
      <style:text-properties officeooo:rsid="0012aa23"/>
    </style:style>
    <style:style style:name="T2" style:family="text">
      <style:text-properties officeooo:rsid="0013317e"/>
    </style:style>
    <style:style style:name="T3" style:family="text">
      <style:text-properties style:font-name="Courier New"/>
    </style:style>
    <style:style style:name="T4" style:family="text">
      <style:text-properties style:text-position="sub 58%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5334a"/>
    </style:style>
    <style:style style:name="T7" style:family="text">
      <style:text-properties officeooo:rsid="0015334a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5334a"/>
    </style:style>
    <style:style style:name="T10" style:family="text">
      <style:text-properties officeooo:rsid="00159a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igher Order </text:span>Non-Determinis<text:span text:style-name="T1">m</text:span></text:p>
      <text:p text:style-name="P3">by Sven Nilsen, 2020</text:p>
      <text:p text:style-name="P2"/>
      <text:p text:style-name="P5">In this paper I <text:span text:style-name="T10">formalize</text:span> <text:span text:style-name="T2">higher order non-determinism</text:span>.</text:p>
      <text:p text:style-name="P2"/>
      <text:p text:style-name="P2">When one writes `0`, it can mean a lot of things. For example:</text:p>
      <text:p text:style-name="P2"/>
      <text:p text:style-name="P2"><text:tab/>0 : ℕ<text:tab/><text:tab/>`0` is a natural number</text:p>
      <text:p text:style-name="P2"><text:tab/>0 : ℤ<text:tab/><text:tab/>`0` is an integer</text:p>
      <text:p text:style-name="P2"><text:tab/>0 : ℝ<text:tab/><text:tab/>`0` is a real number</text:p>
      <text:p text:style-name="P2"><text:tab/>0 : ℂ<text:tab/><text:tab/>`0` is a complex number</text:p>
      <text:p text:style-name="P2"/>
      <text:p text:style-name="P2">This means it is possible to define a new type, <text:span text:style-name="T2">e.g.</text:span> for natural numbers:</text:p>
      <text:p text:style-name="P2"/>
      <text:p text:style-name="P2"><text:span text:style-name="T3">∴</text:span><text:tab/>0 : ?ℕ<text:tab/><text:tab/><text:tab/><text:span text:style-name="T2">`0` is a higher order non-deterministic natural number</text:span></text:p>
      <text:p text:style-name="P2"/>
      <text:p text:style-name="P4"><text:span text:style-name="T3">∵</text:span><text:tab/>? : <text:span text:style-name="T2">T → type<text:tab/><text:tab/>`?` is a higher order non-determinism type constructor </text:span></text:p>
      <text:p text:style-name="P2"/>
      <text:p text:style-name="P6">A higher order non-deterministic number has similar semantics to an unknown variable.</text:p>
      <text:p text:style-name="P6">It means that constants are “lifted” to represent unknown variables.</text:p>
      <text:p text:style-name="P6"/>
      <text:p text:style-name="P6">It is known that the number is equal to itself:</text:p>
      <text:p text:style-name="P6"/>
      <text:p text:style-name="P6"><text:tab/>0 = 0<text:tab/><text:tab/>x = x</text:p>
      <text:p text:style-name="P6"/>
      <text:p text:style-name="P6">However, it is not directly known that two non-equal numbers are the same or not:</text:p>
      <text:p text:style-name="P6"/>
      <text:p text:style-name="P6"><text:tab/>0 = 1<text:tab/><text:tab/>x = y</text:p>
      <text:p text:style-name="P6"/>
      <text:p text:style-name="P6">So, why not just use `x`, `y`, `i`, `j` and so on instead of higher order non-deterministic numbers?</text:p>
      <text:p text:style-name="P6"/>
      <text:p text:style-name="P7">The motivation is that when reasoning about generic non-deterministic functions, there is a duality between algorithms that describe sampling behavior over time and the statistical limit. Higher order non-determinism makes it possible to express both algorithms using the same code.</text:p>
      <text:p text:style-name="P7"/>
      <text:p text:style-name="P7">For example, <text:span text:style-name="T10">in quantum non-determinism, it is common to sum over complex distributions</text:span>:</text:p>
      <text:p text:style-name="P7"/>
      <text:p text:style-name="P7"><text:tab/>∑ <text:s/><text:span text:style-name="T10">i</text:span> : ?ℕ, j : ?ℕ { <text:span text:style-name="T8">x</text:span><text:span text:style-name="T4">i</text:span><text:span text:style-name="T8"> · x</text:span><text:span text:style-name="T4">j</text:span><text:span text:style-name="T5">*</text:span> }</text:p>
      <text:p text:style-name="P7"/>
      <text:p text:style-name="P7"><text:tab/>x : [ℂ]</text:p>
      <text:p text:style-name="P7"/>
      <text:p text:style-name="P9">This sum corresponds to the following equation:</text:p>
      <text:p text:style-name="P7"/>
      <text:p text:style-name="P8"><text:tab/>∑ _ ∞ <text:span text:style-name="T7">{ x[floor(random() · len(x))] · x[floor(random() · len(x))]</text:span><text:span text:style-name="T6">*</text:span><text:span text:style-name="T9"> } = </text:span><text:span text:style-name="T8">∑ </text:span><text:span text:style-name="T9">i, j </text:span><text:span text:style-name="T8">{ x</text:span><text:span text:style-name="T4">i</text:span><text:span text:style-name="T8"> · x</text:span><text:span text:style-name="T4">j</text:span><text:span text:style-name="T5">*</text:span><text:span text:style-name="T8"> }</text:span></text:p>
      <text:p text:style-name="P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4:58:45.840213000</meta:creation-date>
    <dc:date>2020-05-01T15:45:12.346020000</dc:date>
    <meta:editing-duration>PT5M44S</meta:editing-duration>
    <meta:editing-cycles>1</meta:editing-cycles>
    <meta:document-statistic meta:table-count="0" meta:image-count="0" meta:object-count="0" meta:page-count="1" meta:paragraph-count="24" meta:word-count="272" meta:character-count="1443" meta:non-whitespace-character-count="1175"/>
    <meta:generator>LibreOffice/5.1.2.2$MacOSX_X86_64 LibreOffice_project/d3bf12ecb743fc0d20e0be0c58ca359301eb705f</meta:generator>
  </office:meta>
</office:document-meta>
</file>